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421FE0DA7B08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34cm, 7.36cm, 19.633cm, 10.41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cm" svg:height="11.625cm" svg:x="0.2cm" svg:y="0.201cm">
          <draw:image xlink:href="Pictures/10000000000005E8000007E03B421FE0DA7B082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10:43.330824281</dc:date>
    <meta:editing-duration>PT3M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